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Mono PS" svg:font-family="'Nimbus Mono PS'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Mono PS" officeooo:rsid="0012fd9e" officeooo:paragraph-rsid="0012fd9e"/>
    </style:style>
    <style:style style:name="P2" style:family="paragraph" style:parent-style-name="Standard">
      <style:paragraph-properties fo:text-align="start" style:justify-single-word="false"/>
      <style:text-properties style:font-name="Nimbus Mono PS" officeooo:rsid="0012fd9e" officeooo:paragraph-rsid="0012fd9e"/>
    </style:style>
    <style:style style:name="P3" style:family="paragraph" style:parent-style-name="Standard">
      <style:paragraph-properties fo:text-align="start" style:justify-single-word="false"/>
      <style:text-properties style:font-name="Nimbus Mono PS" officeooo:rsid="0012fd9e" officeooo:paragraph-rsid="00166e9d"/>
    </style:style>
    <style:style style:name="P4" style:family="paragraph" style:parent-style-name="Standard">
      <style:paragraph-properties fo:text-align="start" style:justify-single-word="false"/>
      <style:text-properties style:font-name="Nimbus Mono PS" officeooo:rsid="0012fd9e" officeooo:paragraph-rsid="00184d75"/>
    </style:style>
    <style:style style:name="T1" style:family="text">
      <style:text-properties officeooo:rsid="0013c9b7"/>
    </style:style>
    <style:style style:name="T2" style:family="text">
      <style:text-properties officeooo:rsid="00147f7c"/>
    </style:style>
    <style:style style:name="T3" style:family="text">
      <style:text-properties officeooo:rsid="00166e9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briel Shelton</text:p>
      <text:p text:style-name="P1">CSCI48700 – Programming Assignment 1</text:p>
      <text:p text:style-name="P1"/>
      <text:p text:style-name="P2"><text:tab/><text:span text:style-name="T1">To begin I am going to go ahead and list the platform on which my program is able to be run on. <text:s/>It at the moment to my knowledge is limited to a Linux environment and is compiled in C++11. <text:s/>It can be run on Tesla and is rather easy to compile and run. <text:s/>Simply clone the repository in, I will provide a link as a comment to the repository and you can also find it here: </text:span><text:a xlink:type="simple" xlink:href="https://github.com/sheltongabe/cpp_ai" text:style-name="Internet_20_link" text:visited-style-name="Visited_20_Internet_20_Link"><text:span text:style-name="T1">https://github.com/sheltongabe/cpp_ai</text:span></text:a><text:span text:style-name="T1">. Then there are two shell scripts provided: compile.sh and run.sh. <text:s/>These will compile the project using Cmake and make, then run will run the program which is in the newly created bin/ directory. <text:s/></text:span></text:p>
      <text:p text:style-name="P2"><text:tab/><text:span text:style-name="T2">The directories include/ and src/ hold the files for the cpp_ai library which is a more general set of classes designed to operate on any problem if provided the right operations. <text:s/>Meanwhile the test/ dir contains the files specific to the 8-Puzzle problem which is linked to the cpp_ai_lib during compilation.</text:span></text:p>
      <text:p text:style-name="P3"><text:tab/><text:span text:style-name="T2">With that out of the way, I will discuss my results. <text:s/>Initially when I was programming my breadth-first search I had problems with my algorithm not finishing. <text:s/>Initially I felt that algorithm was not detecting the goal case right even though I had thoroughly tested it before writing bread-first search. <text:s/>However after not being able to find the reason I began calculating the number of nodes expanded each second. <text:s/>I found that the number was decreasing exponentially as the number of nodes in explored increased to become rather large. <text:s text:c="2"/></text:span></text:p>
      <text:p text:style-name="P4"><text:span text:style-name="T3">And I found that I was looking up in my explored list in linear time so I fixed it to logarithmic time.</text:span><text:span text:style-name="T3"><draw:frame draw:style-name="fr1" draw:name="Object1" text:anchor-type="as-char" svg:y="-0.1744in" svg:width="1.3484in" svg:height="0.2272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"><text:span text:style-name="T3"><text:tab/>This made it so the search finished in a reasonable amount of time and in order to ensure that I got at least a few solvable puzzles I have the program go and attempt to solve 20,000 puzzles with breadth-first and 20,000 with A*. <text:s/>Both reach solutions, however because I am running 20,000 of each even if my A* is drastically faster I am failing to solve so many (a failure requires exploration of all branches) that the speed is comparable.</text:span></text:p>
      <text:p text:style-name="P4"><text:span text:style-name="T3"><text:tab/>There was an interesting pattern that I found, in that in each case (out of 40,000 randomly generated) that my algorithm was able to successfully solve, there were initially an odd number of misplaced tiles. <text:s/>So I would be interested to find out if this has anything to do with whether a puzzle is solvable or no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Mono PS" svg:font-family="'Nimbus Mono PS'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5:50:44.816885257</meta:creation-date>
    <dc:date>2019-02-21T19:53:23.640064063</dc:date>
    <meta:editing-duration>PT6M54S</meta:editing-duration>
    <meta:editing-cycles>3</meta:editing-cycles>
    <meta:generator>LibreOffice/6.1.3.2$Linux_X86_64 LibreOffice_project/10$Build-2</meta:generator>
    <meta:document-statistic meta:table-count="0" meta:image-count="0" meta:object-count="1" meta:page-count="1" meta:paragraph-count="8" meta:word-count="417" meta:character-count="2370" meta:non-whitespace-character-count="1939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sup>
            <mi>b</mi>
            <mi mathvariant="italic">nd</mi>
          </msup>
        </mrow>
        <mo fence="true" stretchy="false">)</mo>
      </mrow>
      <mo stretchy="false">⇒</mo>
      <mi>O</mi>
      <mrow>
        <mo fence="true" stretchy="false">(</mo>
        <mrow>
          <msup>
            <mi>b</mi>
            <mrow>
              <mi>ln</mi>
              <mrow>
                <mo fence="true" stretchy="false">(</mo>
                <mrow>
                  <mi>n</mi>
                </mrow>
                <mo fence="true" stretchy="false">)</mo>
              </mrow>
              <mi>d</mi>
            </mrow>
          </msup>
        </mrow>
        <mo fence="true" stretchy="false">)</mo>
      </mrow>
    </mrow>
    <annotation encoding="StarMath 5.0">O(b^{nd}) drarrow O(b^{ln(n)d})
</annotation>
  </semantics>
</math>
</file>